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40000006F47A21F00DBA3F9DD.png" manifest:media-type="image/png"/>
  <manifest:file-entry manifest:full-path="Pictures/10000901000015F000000B773C39DF67A327754D.svg" manifest:media-type="image/svg+xml"/>
  <manifest:file-entry manifest:full-path="Pictures/10000201000000D40000006FDD78A99758373C5A.png" manifest:media-type="image/png"/>
  <manifest:file-entry manifest:full-path="Pictures/10000901000015F000000B77E0595263AC1DDC4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8dc75" draw:textarea-horizontal-align="justify" draw:textarea-vertical-align="middle" draw:auto-grow-height="false" fo:min-height="2.575cm" fo:min-width="1.9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6cm" fo:min-width="0cm"/>
    </style:style>
    <style:style style:name="gr3" style:family="graphic" style:parent-style-name="standard">
      <style:graphic-properties draw:fill="solid" draw:fill-color="#d2a41f" draw:textarea-horizontal-align="justify" draw:textarea-vertical-align="middle" draw:auto-grow-height="false" fo:min-height="2.575cm" fo:min-width="1.90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575cm" fo:min-width="1.901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15cm" fo:min-width="1.9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8dc75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2a41f"/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  <style:text-properties fo:font-size="20pt" fo:font-weight="normal" style:font-size-asian="18pt" style:font-weight-asian="normal" style:font-size-complex="18pt" style:font-weight-complex="normal"/>
    </style:style>
    <style:style style:name="P6" style:family="paragraph">
      <loext:graphic-properties draw:fill="solid" draw:fill-color="#ffffff"/>
      <style:paragraph-properties fo:text-align="center"/>
      <style:text-properties fo:font-size="20pt" fo:font-weight="normal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20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3.2cm" svg:x="2.1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8cm" svg:height="1.8cm" svg:x="5.7cm" svg:y="4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cm" svg:height="3.2cm" svg:x="16.5cm" svg:y="3.5cm">
          <text:p text:style-name="P3"><text:span text:style-name="T1">C</text:span><text:span text:style-name="T1">i</text:span><text:span text:style-name="T1">p</text:span><text:span text:style-name="T1">h</text:span><text:span text:style-name="T1">e</text:span><text:span text:style-name="T1">r</text:span><text:span text:style-name="T1"><text:line-break/></text:span><text:span text:style-name="T1">T</text:span><text:span text:style-name="T1">e</text:span><text:span text:style-name="T1">x</text:span><text:span text:style-name="T1">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draw:layer="layout" svg:width="2.4cm" svg:height="3.2cm" svg:x="2.101cm" svg:y="3.501cm">
          <text:p text:style-name="P3"><text:span text:style-name="T2">Plain</text:span><text:span text:style-name="T2"><text:line-break/></text:span><text:span text:style-name="T2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5" draw:text-style-name="P2" draw:layer="layout" svg:width="2.399cm" svg:height="1.199cm" svg:x="12.9cm" svg:y="4.5cm" svg:viewBox="0 0 2400 1200" svg:d="M0 400v-400h2400v400zM0 1200v-400h2400v400z">
          <text:p/>
        </draw:path>
        <draw:custom-shape draw:style-name="gr3" draw:text-style-name="P4" draw:layer="layout" svg:width="2.4cm" svg:height="3.2cm" svg:x="2.1cm" svg:y="9.1cm">
          <text:p text:style-name="P3"><text:span text:style-name="T1">Cipher</text:span><text:span text:style-name="T1"><text:line-break/></text:span><text:span text:style-name="T1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.8cm" svg:height="1.8cm" svg:x="5.7cm" svg:y="9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7.362576346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2.399cm" svg:height="1.199cm" svg:x="12.9cm" svg:y="9.9cm" svg:viewBox="0 0 2400 1200" svg:d="M0 400v-400h2400v400zM0 1200v-400h2400v400z">
          <text:p/>
        </draw:path>
        <draw:custom-shape draw:style-name="gr4" draw:text-style-name="P6" draw:layer="layout" svg:width="2.4cm" svg:height="3.2cm" svg:x="16.5cm" svg:y="9.1cm">
          <text:p text:style-name="P3"><text:span text:style-name="T3">Plain</text:span><text:span text:style-name="T3"><text:line-break/></text:span><text:span text:style-name="T3">Te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7" draw:layer="layout" svg:width="3.445cm" svg:height="1.8cm" svg:x="8.079cm" svg:y="4.001cm">
          <draw:image xlink:href="Pictures/10000901000015F000000B77E0595263AC1DDC4E.svg" xlink:type="simple" xlink:show="embed" xlink:actuate="onLoad">
            <text:p text:style-name="P3"><text:line-break/><text:line-break/><text:line-break/>Private Key</text:p>
          </draw:image>
          <draw:image xlink:href="Pictures/10000201000000D40000006FDD78A99758373C5A.png" xlink:type="simple" xlink:show="embed" xlink:actuate="onLoad"/>
        </draw:frame>
        <draw:frame draw:style-name="gr6" draw:text-style-name="P7" draw:layer="layout" svg:width="3.405cm" svg:height="1.779cm" svg:x="7.9cm" svg:y="9.721cm">
          <draw:image xlink:href="Pictures/10000901000015F000000B773C39DF67A327754D.svg" xlink:type="simple" xlink:show="embed" xlink:actuate="onLoad">
            <text:p text:style-name="P3"><text:line-break/><text:line-break/><text:line-break/>Public Key</text:p>
          </draw:image>
          <draw:image xlink:href="Pictures/10000201000000D40000006F47A21F00DBA3F9DD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0:08:02.425351859</meta:creation-date>
    <dc:date>2018-03-23T11:01:57.193832562</dc:date>
    <meta:editing-duration>PT34M13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